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text-properties style:font-name="Arial" fo:font-size="11pt" fo:font-weight="bold" officeooo:rsid="0029f926" officeooo:paragraph-rsid="0104c1b1" style:font-size-asian="11pt" style:font-weight-asian="bold" style:font-size-complex="11pt" style:font-weight-complex="bold"/>
    </style:style>
    <style:style style:name="P14" style:family="paragraph" style:parent-style-name="Text_20_body">
      <style:text-properties style:font-name="Arial" fo:font-size="11pt" fo:font-weight="normal" officeooo:rsid="0104c1b1" officeooo:paragraph-rsid="0104c1b1" style:font-size-asian="11pt" style:font-weight-asian="normal" style:font-size-complex="11pt" style:font-weight-complex="normal"/>
    </style:style>
    <style:style style:name="P15" style:family="paragraph" style:parent-style-name="Text_20_body">
      <style:text-properties style:font-name="Arial" fo:font-size="11pt" fo:font-weight="normal" officeooo:rsid="010575ed" officeooo:paragraph-rsid="0104c1b1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7" style:family="paragraph" style:parent-style-name="Text_20_body">
      <style:text-properties fo:color="#000000" style:text-position="0% 100%" style:font-name="Arial" fo:font-size="11pt" fo:language="ca" fo:country="ES" fo:font-style="normal" fo:font-weight="normal" officeooo:rsid="002af4f9" officeooo:paragraph-rsid="0104c1b1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8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9" style:family="paragraph" style:parent-style-name="Standard">
      <style:text-properties fo:language="ca" fo:country="ES" officeooo:paragraph-rsid="00ff6ac8" fo:background-color="#ffff00" style:language-complex="ar" style:country-complex="SA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1054ebd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282ee5" officeooo:paragraph-rsid="01054eb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82ee5" officeooo:paragraph-rsid="01054ebd" style:font-size-asian="11pt" style:font-weight-asian="normal" style:font-size-complex="11pt" style:font-weight-complex="normal"/>
    </style:style>
    <style:style style:name="P2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24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25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26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7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rsid="00d77502" officeooo:paragraph-rsid="00d77502" style:font-size-asian="11pt" style:font-weight-asian="bold" style:font-name-complex="Arial" style:font-size-complex="11pt" style:language-complex="ar" style:country-complex="SA" style:font-weight-complex="bold"/>
    </style:style>
    <style:style style:name="P28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paragraph-rsid="00ff6ac8" style:font-size-asian="11pt" style:font-weight-asian="bold" style:font-name-complex="Arial" style:font-size-complex="11pt" style:language-complex="ar" style:country-complex="SA" style:font-weight-complex="bold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ff6ac8" fo:background-color="transparent" style:font-name-asian="Times New Roman" style:font-size-asian="10pt" style:font-name-complex="Arial" style:font-size-complex="10pt" style:language-complex="ar" style:country-complex="SA"/>
    </style:style>
    <style:style style:name="P30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1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2" style:family="paragraph" style:parent-style-name="Standard">
      <style:paragraph-properties fo:background-color="#c0c0c0">
        <style:background-image/>
      </style:paragraph-properties>
      <style:text-properties fo:language="ca" fo:country="ES" style:language-complex="ar" style:country-complex="SA"/>
    </style:style>
    <style:style style:name="P33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d4e7dd" style:language-complex="ar" style:country-complex="SA"/>
    </style:style>
    <style:style style:name="P34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officeooo:paragraph-rsid="0108870b" fo:background-color="transparent" style:font-size-asian="16pt" style:font-weight-asian="bold" style:font-size-complex="16pt" style:language-complex="ar" style:country-complex="SA"/>
    </style:style>
    <style:style style:name="P35" style:family="paragraph" style:parent-style-name="Text_20_body">
      <style:paragraph-properties fo:margin-left="1.27cm" fo:margin-right="0cm" fo:text-indent="0cm" style:auto-text-indent="false"/>
      <style:text-properties style:font-name="Arial" fo:font-size="11pt" fo:font-weight="normal" officeooo:rsid="01073b00" officeooo:paragraph-rsid="01073b00" style:font-size-asian="11pt" style:font-weight-asian="normal" style:font-size-complex="11pt" style:font-weight-complex="normal"/>
    </style:style>
    <style:style style:name="P36" style:family="paragraph" style:parent-style-name="Standard" style:list-style-name="L2">
      <style:paragraph-properties fo:text-align="justify" style:justify-single-word="false"/>
      <style:text-properties style:font-name="Times New Roman" fo:font-size="11pt" fo:font-weight="normal" officeooo:rsid="00282ee5" officeooo:paragraph-rsid="01054ebd" style:font-size-asian="11pt" style:font-weight-asian="normal" style:font-size-complex="11pt" style:font-weight-complex="normal"/>
    </style:style>
    <style:style style:name="P37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1054ebd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38" style:family="paragraph" style:parent-style-name="Standard" style:master-page-name="Standard">
      <style:paragraph-properties fo:text-align="center" style:justify-single-word="false" style:page-number="auto" fo:background-color="#c0c0c0">
        <style:background-image/>
      </style:paragraph-properties>
      <style:text-properties fo:language="ca" fo:country="ES" officeooo:paragraph-rsid="0108870b" style:language-complex="ar" style:country-complex="SA"/>
    </style:style>
    <style:style style:name="P39" style:family="paragraph" style:parent-style-name="Text_20_body" style:list-style-name="L1">
      <style:text-properties style:font-name="Arial" fo:font-size="11pt" fo:font-weight="normal" officeooo:rsid="0104c1b1" officeooo:paragraph-rsid="0104c1b1" style:font-size-asian="11pt" style:font-weight-asian="normal" style:font-size-complex="11pt" style:font-weight-complex="normal"/>
    </style:style>
    <style:style style:name="P40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1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108870b" style:language-complex="ar" style:country-complex="SA"/>
    </style:style>
    <style:style style:name="P42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f99a77" style:font-size-asian="8pt"/>
    </style:style>
    <style:style style:name="T4" style:family="text">
      <style:text-properties style:font-name="Arial1" fo:font-size="8pt" fo:language="ca" fo:country="ES" officeooo:rsid="01085983" style:font-size-asian="8pt"/>
    </style:style>
    <style:style style:name="T5" style:family="text">
      <style:text-properties officeooo:rsid="00ee881c"/>
    </style:style>
    <style:style style:name="T6" style:family="text">
      <style:text-properties style:font-name="Arial" fo:font-size="8pt" fo:language="ca" fo:country="ES" style:font-size-asian="8pt"/>
    </style:style>
    <style:style style:name="T7" style:family="text">
      <style:text-properties style:font-name="Arial" fo:font-size="8pt" fo:language="ca" fo:country="ES" style:font-size-asian="8pt" style:font-name-complex="Arial" style:font-size-complex="8pt"/>
    </style:style>
    <style:style style:name="T8" style:family="text">
      <style:text-properties style:font-name="Arial" fo:font-size="8pt" fo:language="ca" fo:country="ES" fo:background-color="transparent" loext:char-shading-value="0" style:font-size-asian="8pt"/>
    </style:style>
    <style:style style:name="T9" style:family="text">
      <style:text-properties style:font-name="Arial" fo:font-size="8pt" style:font-size-asian="8pt" style:font-name-complex="Arial" style:font-size-complex="8pt"/>
    </style:style>
    <style:style style:name="T10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1" style:family="text">
      <style:text-properties style:font-name="Arial" fo:font-size="16pt" fo:font-weight="bold" officeooo:rsid="00e80478" fo:background-color="transparent" loext:char-shading-value="0" style:font-size-asian="16pt" style:font-weight-asian="bold" style:font-size-complex="16pt"/>
    </style:style>
    <style:style style:name="T12" style:family="text">
      <style:text-properties style:font-name="Arial" fo:font-size="16pt" fo:font-weight="bold" style:font-size-asian="16pt" style:font-weight-asian="bold" style:font-size-complex="16pt"/>
    </style:style>
    <style:style style:name="T13" style:family="text">
      <style:text-properties officeooo:rsid="00dd0b04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background-color="transparent" loext:char-shading-value="0" style:font-size-asian="16pt" style:font-size-complex="16pt"/>
    </style:style>
    <style:style style:name="T16" style:family="text">
      <style:text-properties style:font-weight-complex="normal"/>
    </style:style>
    <style:style style:name="T17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18" style:family="text">
      <style:text-properties style:font-name="Arial Black" fo:font-size="24pt" officeooo:rsid="00f437e2" fo:background-color="transparent" loext:char-shading-value="0" style:font-size-asian="24pt" style:font-size-complex="24pt" style:font-weight-complex="bold"/>
    </style:style>
    <style:style style:name="T19" style:family="text">
      <style:text-properties style:font-name="Arial Black" fo:font-size="24pt" officeooo:rsid="01073b09" fo:background-color="transparent" loext:char-shading-value="0" style:font-size-asian="24pt" style:font-size-complex="24pt" style:font-weight-complex="bold"/>
    </style:style>
    <style:style style:name="T20" style:family="text">
      <style:text-properties style:font-name="Arial Black" fo:font-size="24pt" officeooo:rsid="010a3fdb" fo:background-color="transparent" loext:char-shading-value="0" style:font-size-asian="24pt" style:font-size-complex="24pt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d5d910" style:font-style-asian="normal" style:font-style-complex="normal"/>
    </style:style>
    <style:style style:name="T24" style:family="text">
      <style:text-properties officeooo:rsid="010368d2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1054ebd" style:font-weight-asian="bold" style:font-weight-complex="bold"/>
    </style:style>
    <style:style style:name="T27" style:family="text">
      <style:text-properties officeooo:rsid="010575ed"/>
    </style:style>
    <style:style style:name="T28" style:family="text">
      <style:text-properties officeooo:rsid="010859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12">CFG</text:span><text:span text:style-name="T10">S Administració de Sistemes Informàtics</text:span></text:p>
      <text:p text:style-name="P34">CFGS Desenvolupament d'Aplicacions Multiplataforma</text:p>
      <text:h text:style-name="P41" text:outline-level="1"><text:span text:style-name="T10">CFGS Desenvolupament d'Aplicacions </text:span><text:span text:style-name="T11">Web</text:span></text:h>
      <text:h text:style-name="P41" text:outline-level="1"><text:span text:style-name="T15">Mòdul 3</text:span><text:span text:style-name="T14"> – Programació bàsica</text:span></text:h>
      <text:h text:style-name="P42" text:outline-level="1">UF2 – <text:span text:style-name="T16">Programació modular</text:span></text:h>
      <text:p text:style-name="P33"><text:span text:style-name="T17">Informe de lliurament </text:span><text:span text:style-name="T18">A50</text:span><text:span text:style-name="T20">3</text:span></text:p>
      <text:p text:style-name="P32"/>
      <text:p text:style-name="P25"/>
      <text:p text:style-name="P25"/>
      <text:p text:style-name="P25"/>
      <text:p text:style-name="P28">Forma i dates de lliurament</text:p>
      <text:p text:style-name="P19"/>
      <text:p text:style-name="P29">En cas que h<text:span text:style-name="T24">àgiu</text:span> de lliurar diversos fitxers, comprimiu-los tots en un format <text:span text:style-name="T21">ZIP</text:span><text:span text:style-name="T22"> </text:span><text:span text:style-name="T23">incloeu aquest document prèviament omplert en el fitxer comprimit i lliureu-lo a la bústia de de lliuraments de la unitat 4 abans de la data límit. Intenteu respectar sempre la data recomanada.</text:span></text:p>
      <text:p text:style-name="P26"/>
      <text:p text:style-name="P27">Informe<text:bookmark-start text:name="__DdeLink__3243_1392924193"/></text:p>
      <text:h text:style-name="P40" text:outline-level="1"><text:bookmark-end text:name="__DdeLink__3243_1392924193"/></text:h>
      <text:p text:style-name="P13">Contesta:</text:p>
      <text:list xml:id="list3905839712356506908" text:style-name="L1">
        <text:list-item>
          <text:p text:style-name="P39"><text:span text:style-name="T27">Has fet </text:span>el disseny descendent del projecte, <text:span text:style-name="T27">tal com demana l'activitat</text:span>? </text:p>
        </text:list-item>
      </text:list>
      <text:p text:style-name="P14"/>
      <text:p text:style-name="P14"/>
      <text:list xml:id="list13447573004368" text:continue-numbering="true" text:style-name="L1">
        <text:list-item>
          <text:p text:style-name="P39"><text:span text:style-name="T27">Has e</text:span>scri<text:span text:style-name="T27">t </text:span>l'esquema de mòduls i tasques del projecte, <text:span text:style-name="T27">tal com demana l'activitat</text:span>?</text:p>
        </text:list-item>
      </text:list>
      <text:p text:style-name="P14"/>
      <text:p text:style-name="P14"/>
      <text:list xml:id="list13446872089721" text:continue-numbering="true" text:style-name="L1">
        <text:list-item>
          <text:p text:style-name="P39">Has aconseguit fer l'esquelet de la classe principal <text:s/>i <text:span text:style-name="T27">de </text:span>la resta de mòduls que compo<text:span text:style-name="T28">n</text:span>en el prototip?</text:p>
        </text:list-item>
      </text:list>
      <text:p text:style-name="P35">En cas que no l'hagis aconseguit implementar o tinguis dubtes, planteja'ls aquí. Intentarem donar-te un resposta a la retroacció <text:span text:style-name="T28">de la bústia de lliurament</text:span>. Intenta fugir dels dubtes genèrics, són difícils de concretar i probablement la resposta donada et servirà de poca ajuda. Concreta tant com puguis els dubtes, explica els raonaments que et fas, i intenta deixar clar on t'ha<text:span text:style-name="T28">s</text:span> encallat i perquè. Si cal copia els esquemes que has dissenyat. Només així et podrem donar un resposta concreta que t'ajudi. </text:p>
      <text:p text:style-name="P15"/>
      <text:p text:style-name="P14"/>
      <text:p text:style-name="P14"/>
      <text:p text:style-name="P14"/>
      <text:p text:style-name="P14"/>
      <text:p text:style-name="P21">VALORACIÓ</text:p>
      <text:p text:style-name="P22"/>
      <text:p text:style-name="P22"><text:span text:style-name="T25">Creus que aquesta activitat t'ha </text:span><text:span text:style-name="T26">facilitat la realització de l'esquelet de classes i funcions bàsiques del projecte</text:span><text:span text:style-name="T25">? Indica el grau</text:span>:</text:p>
      <text:list xml:id="list6068008197144235829" text:style-name="L2">
        <text:list-item>
          <text:p text:style-name="P36">M'ha ajudat molt</text:p>
        </text:list-item>
        <text:list-item>
          <text:p text:style-name="P36">M'ha ajudat</text:p>
        </text:list-item>
        <text:list-item>
          <text:p text:style-name="P36">No m'ha ajudat gaire</text:p>
        </text:list-item>
        <text:list-item>
          <text:p text:style-name="P37">No m'ha ajudat gens</text:p>
        </text:list-item>
      </text:list>
      <text:p text:style-name="P20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background-color="#ffffff">
        <style:background-image/>
      </style:paragraph-properties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f99a77" style:font-size-asian="8pt"/>
    </style:style>
    <style:style style:name="MT4" style:family="text">
      <style:text-properties style:font-name="Arial1" fo:font-size="8pt" fo:language="ca" fo:country="ES" officeooo:rsid="01085983" style:font-size-asian="8pt"/>
    </style:style>
    <style:style style:name="MT5" style:family="text">
      <style:text-properties officeooo:rsid="00ee881c"/>
    </style:style>
    <style:style style:name="MT6" style:family="text">
      <style:text-properties style:font-name="Arial" fo:font-size="8pt" fo:language="ca" fo:country="ES" style:font-size-asian="8pt" style:font-name-complex="Arial" style:font-size-complex="8pt"/>
    </style:style>
    <style:style style:name="MT7" style:family="text">
      <style:text-properties style:font-name="Arial" fo:font-size="8pt" style:font-size-asian="8pt" style:font-name-complex="Arial" style:font-size-complex="8pt"/>
    </style:style>
    <style:style style:name="MT8" style:family="text">
      <style:text-properties officeooo:rsid="00dd0b04"/>
    </style:style>
    <style:style style:name="MT9" style:family="text">
      <style:text-properties style:font-name="Arial" fo:font-size="8pt" fo:language="ca" fo:country="ES" style:font-size-asian="8pt"/>
    </style:style>
    <style:style style:name="MT10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bookmark-start text:name="codi"/><text:span text:style-name="MT2">A</text:span><text:bookmark-end text:name="codi"/><text:span text:style-name="MT3">50</text:span><text:span text:style-name="MT4">2</text:span></text:p>
                  </table:table-cell>
                  <table:table-cell table:style-name="Taula1.A1" office:value-type="string">
                    <text:p text:style-name="MP6">Activitat <text:span text:style-name="MT5">A502</text:span></text:p>
                  </table:table-cell>
                  <table:table-cell table:style-name="Taula1.B1.3.1" office:value-type="string" table:protected="true">
                    <text:p text:style-name="MP7"><text:span text:style-name="MT6">Pàgina </text:span><text:span text:style-name="MT7"><text:page-number text:select-page="current">1</text:page-number></text:span><text:span text:style-name="Page_20_Number"><text:span text:style-name="MT7"> de </text:span></text:span><text:span text:style-name="MT7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8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9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6">Pàgina </text:span><text:span text:style-name="MT7"><text:page-number text:select-page="current">0</text:page-number></text:span><text:span text:style-name="Page_20_Number"><text:span text:style-name="MT7"> de </text:span></text:span><text:span text:style-name="MT7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9">Lliurament: </text:span><text:bookmark-start text:name="__DdeLink__1857_984997732"/><text:span text:style-name="MT9">12</text:span><text:span text:style-name="MT10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Pilar Bertrans</meta:initial-creator>
    <meta:creation-date>2011-07-26T20:32:45.570000000</meta:creation-date>
    <dc:language>es-ES</dc:language>
    <meta:editing-cycles>355</meta:editing-cycles>
    <meta:editing-duration>P5DT6H8M41S</meta:editing-duration>
    <dc:date>2016-08-11T01:34:46.312890763</dc:date>
    <dc:creator>Josep Bornas</dc:creator>
    <meta:document-statistic meta:table-count="2" meta:image-count="3" meta:object-count="0" meta:page-count="1" meta:paragraph-count="37" meta:word-count="287" meta:character-count="1820" meta:non-whitespace-character-count="1570"/>
    <meta:user-defined meta:name="Info 1"/>
    <meta:user-defined meta:name="Info 2"/>
    <meta:user-defined meta:name="Info 3"/>
    <meta:user-defined meta:name="Info 4"/>
  </office:meta>
</office:document-meta>
</file>